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3000002E4B10F3C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5.7cm" svg:height="15.6cm" draw:z-index="0"><draw:image xlink:href="Pictures/10000000000004C3000002E4B10F3C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7:25:23.559000000</meta:creation-date>
    <dc:date>2025-01-25T17:26:51.945000000</dc:date>
    <meta:editing-duration>PT1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